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eae2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6eae2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7caf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eae2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98cb4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43a3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f360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paragraph-rsid="0017caf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paragraph-rsid="001cf360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rsid="0017cafd" officeooo:paragraph-rsid="0017caf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rsid="00198cb4" officeooo:paragraph-rsid="00198cb4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rsid="001a34ed" officeooo:paragraph-rsid="001a34e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rsid="001a43a3" officeooo:paragraph-rsid="001a43a3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cc" officeooo:rsid="001a43a3" officeooo:paragraph-rsid="001afb5a"/>
    </style:style>
    <style:style style:name="P15" style:family="paragraph" style:parent-style-name="Heading_20_3">
      <style:text-properties officeooo:paragraph-rsid="0016eae2"/>
    </style:style>
    <style:style style:name="P16" style:family="paragraph" style:parent-style-name="Heading_20_2">
      <style:paragraph-properties>
        <style:tab-stops>
          <style:tab-stop style:position="15.901cm" style:type="right"/>
        </style:tab-stops>
      </style:paragraph-properties>
    </style:style>
    <style:style style:name="T1" style:family="text">
      <style:text-properties officeooo:rsid="00173e34"/>
    </style:style>
    <style:style style:name="T2" style:family="text">
      <style:text-properties officeooo:rsid="0016eae2"/>
    </style:style>
    <style:style style:name="T3" style:family="text">
      <style:text-properties officeooo:rsid="001793df"/>
    </style:style>
    <style:style style:name="T4" style:family="text">
      <style:text-properties officeooo:rsid="0017cafd"/>
    </style:style>
    <style:style style:name="T5" style:family="text">
      <style:text-properties fo:color="#0000cc"/>
    </style:style>
    <style:style style:name="T6" style:family="text">
      <style:text-properties fo:color="#0000cc" officeooo:rsid="00198cb4"/>
    </style:style>
    <style:style style:name="T7" style:family="text">
      <style:text-properties fo:color="#0000cc" officeooo:rsid="0016eae2"/>
    </style:style>
    <style:style style:name="T8" style:family="text">
      <style:text-properties officeooo:rsid="00198cb4"/>
    </style:style>
    <style:style style:name="T9" style:family="text">
      <style:text-properties officeooo:rsid="001afb5a"/>
    </style:style>
    <style:style style:name="T10" style:family="text">
      <style:text-properties officeooo:rsid="001cf360"/>
    </style:style>
    <style:style style:name="T11" style:family="text">
      <style:text-properties fo:color="#000000"/>
    </style:style>
    <style:style style:name="T12" style:family="text">
      <style:text-properties fo:color="#000000" officeooo:rsid="0016e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Enunciat.<text:line-break/></text:h>
      <text:p text:style-name="P1">Vols programar una aplicació web per gestionar una llista d'adreces de correu. En una primera aproximació, la teva aplicació es compondrà de tres pàgines:</text:p>
      <text:p text:style-name="P1"/>
      <text:list xml:id="list3391843353556440646" text:style-name="L1">
        <text:list-item>
          <text:p text:style-name="P2">Una pàgina de presentació, on expliques la comesa de l'aplicació i el seu funcionament. Conté un enllaç que et porta a la següent pàgina.</text:p>
        </text:list-item>
        <text:list-item>
          <text:p text:style-name="P2">Una pàgina d'introducció de dades, on qualsevol pot donar-se d'alta introduint el seu nom i la seva adreça de correu. Conté un formulari que, una vegada emplenat, envia les dades i et porta a la següent pàgina.</text:p>
        </text:list-item>
        <text:list-item>
          <text:p text:style-name="P2">Una pàgina de visualització de dades, en la qual es mostra la llista, noms i adreces de correu, de tots els que s'han anotat en l'aplicació.</text:p>
        </text:list-item>
      </text:list>
      <text:p text:style-name="P1"><text:line-break/></text:p>
      <text:p text:style-name="P1">Has de crear un document en el qual responguis a les següents preguntes sobre l'aplicació que vas a desenvolupar:<text:line-break/></text:p>
      <text:p text:style-name="P1"><text:span text:style-name="T3">1-. </text:span>Quin tipus de pàgines, estàtiques o dinàmiques, utilitzaràs per programar cadascuna de les pàgines que componen la teva aplicació? Per què?</text:p>
      <text:p text:style-name="P1"/>
      <text:p text:style-name="P8"><text:span text:style-name="T4">La primera serà dinàmica, perquè és una pagina senzilla, sense molta complexitat.</text:span></text:p>
      <text:p text:style-name="P10">La segona i tercera, serien necessàries en dinàmica, perquè necessiten executar programes i/o consultar base de dades.</text:p>
      <text:p text:style-name="P3"><text:line-break/><text:span text:style-name="T3">2-. </text:span>Si a la pàgina d'introducció de dades vols comprovar, abans d'enviar les dades, que el correu electrònic introduït compleix unes certes normes (per exemple, que té una @), quina tecnologia/llenguatge utilitzaràs?</text:p>
      <text:p text:style-name="P3"/>
      <text:p text:style-name="P11">S’executaria en el client, i tendria de ser amb javascript.</text:p>
      <text:p text:style-name="P5"><text:line-break/><text:span text:style-name="T3">3-. </text:span>Si en aquesta mateixa pàgina, ara vols comprovar que el correu electrònic introduït no s'hagi introduït anteriorment i ja figuri en la llista, quina tecnologia/llenguatge utilitzaràs?</text:p>
      <text:p text:style-name="P5"/>
      <text:p text:style-name="P5"><text:span text:style-name="T6">S’executaria en la part del servidor, i tendria de ser amb php.</text:span></text:p>
      <text:p text:style-name="P1"><text:line-break/><text:span text:style-name="T3">5-. </text:span>Quins paràmetres has de tenir en compte per decidir-te per usar una arquitectura o una altra?</text:p>
      <text:p text:style-name="P1"/>
      <text:p text:style-name="P12">La grandària del projecte.</text:p>
      <text:p text:style-name="P12">Quins llenguatges utilitzar.</text:p>
      <text:p text:style-name="P12">Si es de codi obert o eines propietàries.</text:p>
      <text:p text:style-name="P12">Quanta gent està en el projecte.</text:p>
      <text:p text:style-name="P12">Si es te algun servidor web o gestor de base de dades disponibles o es pot decidir lliurament utilitzar el que es cregui necessari.</text:p>
      <text:p text:style-name="P12">El tipus de llicència a utilitzar.</text:p>
      <text:p text:style-name="P1"><text:line-break/><text:span text:style-name="T3">6-. </text:span>Si et decideixes per utilitzar una arquitectura AMP per a l'aplicació quins components necessites instal·lar en el teu servidor per executar l'aplicació? Indica algun producte concret per a cada component.</text:p>
      <text:p text:style-name="P13"><text:soft-page-break/>MySQL o PostrgesSQL per la base de dades.</text:p>
      <text:p text:style-name="P14"><text:span text:style-name="T9">Apatxe </text:span>per el servidor web.</text:p>
      <text:p text:style-name="P14">Xamp o Wamp.</text:p>
      <text:p text:style-name="P6"/>
      <text:p text:style-name="P6"><text:line-break/><text:span text:style-name="T3">7-. </text:span>Què necessites instal·lar en el teu ordinador per poder desenvolupar l'aplicació?</text:p>
      <text:p text:style-name="P13">Un entorn <text:span text:style-name="T10">integrat de desenvolupament</text:span> <text:span text:style-name="T10">o editor de text</text:span> i un navegador web, per connectar al servidor i/o visualitzar.</text:p>
      <text:p text:style-name="P1"><text:line-break/><text:span text:style-name="T3">8-. </text:span>Si utilitzes el llenguatge PHP per programar l'aplicació, quin serà el tipus de dades <text:span text:style-name="T2">que </text:span><text:span text:style-name="T12">utilitzaràs </text:span><text:span text:style-name="T11">per manipular cadascuna de les adreces de correu?</text:span></text:p>
      <text:p text:style-name="P9"><text:span text:style-name="T10">PHP no es un llenguatge fortament tipat, en php no és necessari declarar una variable ni especificar-li un tipus concret. Quan s’introdueix la adreça de correu ja detecta automàticament que es un string.</text:span></text:p>
      <text:p text:style-name="P7"><text:line-break/></text:p>
      <text:p text:style-name="P1"/>
      <text:p text:style-name="P1"/>
      <text:p text:style-name="P1"/>
      <text:p text:style-name="P1"/>
      <text:p text:style-name="P1"/>
      <text:h text:style-name="Heading_20_3" text:outline-level="3">Criteris de puntuació. Total 10 punts.</text:h>
      <text:p text:style-name="P1">Dels 8 apartats anteriors, es valorarà amb 1 punt la resposta correcta a cadascun d'ells,<text:line-break/>excepte para l'apartat quart (el que pregunta per les possibles arquitectures per al<text:line-break/>servidor) i l'apartat sisè (el relatiu a l'arquitectura AMP), que es valoraran amb 2 punts<text:line-break/>cadascun.</text:p>
      <text:h text:style-name="Heading_20_3" text:outline-level="3">Recursos necessaris per realitzar la Tasca.</text:h>
      <text:p text:style-name="P1">No es necessiten recursos específics per a aquesta tasca.</text:p>
      <text:h text:style-name="Heading_20_3" text:outline-level="3">Consells i recomanacions.</text:h>
      <text:p text:style-name="P1">Inclou la pregunta que es formula abans de cadascuna de les respostes.</text:p>
      <text:p text:style-name="P1">No responguis de forma massa breu. Intenta raonar i explicar de forma clara les<text:line-break/>decisions adoptades.</text:p>
      <text:p text:style-name="P1">Si consideres que existeixen diverses respostes possibles, indica-ho i explica quin seria la millor<text:line-break/>opció.</text:p>
      <text:h text:style-name="Heading_20_3" text:outline-level="3">Indicacions de lliurament.</text:h>
      <text:p text:style-name="P1">Una vegada realitzada la tasca elaboraràs un únic document on figurin les respostes<text:line-break/>corresponents. Aquest document ha d'estar en format .doc.odt o .pdf. L'enviament es realitzarà<text:line-break/>a través de la plataforma Moo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>
        <style:tab-stops>
          <style:tab-stop style:position="15.901cm" style:type="right"/>
        </style:tab-stops>
      </style:paragraph-properties>
    </style:style>
    <style:style style:name="MT1" style:family="text">
      <style:text-properties officeooo:rsid="00173e34"/>
    </style:style>
    <style:style style:name="MT2" style:family="text">
      <style:text-properties officeooo:rsid="00198c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1</text:span> Introducció<text:tab/><text:span text:style-name="MT2">Lucas Pérez Gonzál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28:42.597666450</meta:creation-date>
    <dc:date>2016-09-26T19:56:17.385000000</dc:date>
    <meta:editing-duration>PT17M52S</meta:editing-duration>
    <meta:editing-cycles>7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41" meta:word-count="622" meta:character-count="3875" meta:non-whitespace-character-count="3285"/>
  </office:meta>
</office:document-meta>
</file>